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top="0in" fo:margin-bottom="0.1111in" fo:line-height="115%"/>
      <style:text-properties style:font-name="Times New Roman" style:font-name-complex="Times New Roman" fo:font-weight="bold" style:font-weight-asian="bold" style:font-weight-complex="bold" fo:color="#002060" fo:font-size="12.5pt" style:font-size-asian="12.5pt" style:font-size-complex="12.5pt" style:text-underline-type="single" style:text-underline-style="solid" style:text-underline-width="auto" style:text-underline-mode="continuous"/>
    </style:style>
    <style:style style:name="P5" style:parent-style-name="ListParagraph" style:list-style-name="LFO9" style:family="paragraph">
      <style:paragraph-properties fo:margin-top="0in" fo:margin-bottom="0.1111in" fo:line-height="115%"/>
      <style:text-properties style:font-name="Times New Roman" style:font-name-complex="Times New Roman"/>
    </style:style>
    <style:style style:name="P6" style:parent-style-name="ListParagraph" style:list-style-name="LFO9" style:family="paragraph">
      <style:paragraph-properties fo:margin-top="0in" fo:margin-bottom="0.1111in" fo:line-height="115%"/>
      <style:text-properties style:font-name="Times New Roman" style:font-name-complex="Times New Roman"/>
    </style:style>
    <style:style style:name="P7" style:parent-style-name="ListParagraph" style:list-style-name="LFO9" style:family="paragraph">
      <style:paragraph-properties fo:margin-top="0in" fo:margin-bottom="0.1111in" fo:line-height="115%"/>
      <style:text-properties style:font-name="Times New Roman" style:font-name-complex="Times New Roman"/>
    </style:style>
    <style:style style:name="P8" style:parent-style-name="ListParagraph" style:list-style-name="LFO9" style:family="paragraph">
      <style:paragraph-properties fo:margin-top="0in" fo:margin-bottom="0.1111in" fo:line-height="115%"/>
      <style:text-properties style:font-name="Times New Roman" style:font-name-complex="Times New Roman"/>
    </style:style>
    <style:style style:name="P9" style:parent-style-name="ListParagraph" style:list-style-name="LFO9" style:family="paragraph">
      <style:paragraph-properties fo:margin-top="0in" fo:margin-bottom="0.1111in" fo:line-height="115%"/>
      <style:text-properties style:font-name="Times New Roman" style:font-name-complex="Times New Roman"/>
    </style:style>
    <style:style style:name="P10" style:parent-style-name="ListParagraph" style:list-style-name="LFO9" style:family="paragraph">
      <style:paragraph-properties fo:margin-top="0in" fo:margin-bottom="0.1111in" fo:line-height="115%"/>
      <style:text-properties style:font-name="Times New Roman" style:font-name-complex="Times New Roman"/>
    </style:style>
    <style:style style:name="P11" style:parent-style-name="ListParagraph" style:list-style-name="LFO9" style:family="paragraph">
      <style:paragraph-properties fo:margin-top="0in" fo:margin-bottom="0.1111in" fo:line-height="115%"/>
      <style:text-properties style:font-name="Times New Roman" style:font-name-complex="Times New Roman"/>
    </style:style>
    <style:style style:name="P12" style:parent-style-name="ListParagraph" style:list-style-name="LFO9" style:family="paragraph">
      <style:paragraph-properties fo:margin-top="0in" fo:margin-bottom="0.1111in" fo:line-height="115%"/>
      <style:text-properties style:font-name="Times New Roman" style:font-name-complex="Times New Roman"/>
    </style:style>
    <style:style style:name="P13" style:parent-style-name="ListParagraph" style:list-style-name="LFO9" style:family="paragraph">
      <style:paragraph-properties fo:margin-top="0in" fo:margin-bottom="0.1111in" fo:line-height="115%"/>
      <style:text-properties style:font-name="Times New Roman" style:font-name-complex="Times New Roman"/>
    </style:style>
    <style:style style:name="P14" style:parent-style-name="ListParagraph" style:list-style-name="LFO9" style:family="paragraph">
      <style:paragraph-properties fo:margin-top="0in" fo:margin-bottom="0.1111in" fo:line-height="115%"/>
      <style:text-properties style:font-name="Times New Roman" style:font-name-complex="Times New Roman"/>
    </style:style>
    <style:style style:name="P15" style:parent-style-name="ListParagraph" style:list-style-name="LFO9" style:family="paragraph">
      <style:paragraph-properties fo:margin-top="0in" fo:margin-bottom="0.1111in" fo:line-height="115%"/>
      <style:text-properties style:font-name="Times New Roman" style:font-name-complex="Times New Roman"/>
    </style:style>
    <style:style style:name="P16" style:parent-style-name="ListParagraph" style:list-style-name="LFO9" style:family="paragraph">
      <style:paragraph-properties fo:margin-top="0in" fo:margin-bottom="0.1111in" fo:line-height="115%"/>
      <style:text-properties style:font-name="Times New Roman" style:font-name-complex="Times New Roman"/>
    </style:style>
    <style:style style:name="P17" style:parent-style-name="ListParagraph" style:list-style-name="LFO9" style:family="paragraph">
      <style:paragraph-properties fo:margin-top="0in" fo:margin-bottom="0.1111in" fo:line-height="115%"/>
      <style:text-properties style:font-name="Times New Roman" style:font-name-complex="Times New Roman"/>
    </style:style>
    <style:style style:name="P18" style:parent-style-name="ListParagraph" style:list-style-name="LFO9" style:family="paragraph">
      <style:paragraph-properties fo:margin-top="0in" fo:margin-bottom="0.1111in" fo:line-height="115%"/>
      <style:text-properties style:font-name="Times New Roman" style:font-name-complex="Times New Roman"/>
    </style:style>
    <style:style style:name="P19" style:parent-style-name="ListParagraph" style:list-style-name="LFO9" style:family="paragraph">
      <style:paragraph-properties fo:margin-top="0in" fo:margin-bottom="0.1111in" fo:line-height="115%"/>
      <style:text-properties style:font-name="Times New Roman" style:font-name-complex="Times New Roman"/>
    </style:style>
    <style:style style:name="P20" style:parent-style-name="ListParagraph" style:list-style-name="LFO9" style:family="paragraph">
      <style:paragraph-properties fo:margin-top="0in" fo:margin-bottom="0.1111in" fo:line-height="115%"/>
      <style:text-properties style:font-name="Times New Roman" style:font-name-complex="Times New Roman"/>
    </style:style>
    <style:style style:name="P21" style:parent-style-name="ListParagraph" style:list-style-name="LFO9" style:family="paragraph">
      <style:paragraph-properties fo:margin-top="0in" fo:margin-bottom="0.1111in" fo:line-height="115%"/>
      <style:text-properties style:font-name="Times New Roman" style:font-name-complex="Times New Roman"/>
    </style:style>
    <style:style style:name="P22" style:parent-style-name="ListParagraph" style:list-style-name="LFO9" style:family="paragraph">
      <style:paragraph-properties fo:margin-top="0in" fo:margin-bottom="0.1111in" fo:line-height="115%"/>
      <style:text-properties style:font-name="Times New Roman" style:font-name-complex="Times New Roman"/>
    </style:style>
    <style:style style:name="P23" style:parent-style-name="Normal" style:master-page-name="MP1" style:family="paragraph">
      <style:paragraph-properties fo:break-before="page" fo:text-align="center" fo:margin-top="0in" fo:margin-bottom="0.1111in" fo:line-height="115%"/>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 style:parent-style-name="Normal" style:family="paragraph">
      <style:paragraph-properties fo:margin-top="0in" fo:margin-bottom="0.1111in" fo:line-height="115%"/>
      <style:text-properties style:font-name="Times New Roman" style:font-name-complex="Times New Roman" fo:font-weight="bold" style:font-weight-asian="bold" style:font-weight-complex="bold" fo:font-size="12pt" style:font-size-asian="12pt" style:font-size-complex="12pt"/>
    </style:style>
    <style:style style:name="P28" style:parent-style-name="Normal" style:family="paragraph">
      <style:paragraph-properties fo:margin-top="0in" fo:margin-bottom="0.1111in" fo:line-height="115%"/>
      <style:text-properties style:font-name="Times New Roman" style:font-name-complex="Times New Roman" fo:font-weight="bold" style:font-weight-asian="bold" style:font-weight-complex="bold" fo:font-size="12pt" style:font-size-asian="12pt" style:font-size-complex="12pt"/>
    </style:style>
    <style:style style:name="P29" style:parent-style-name="ListParagraph" style:list-style-name="LFO10" style:family="paragraph">
      <style:paragraph-properties fo:margin-top="0in" fo:margin-bottom="0.1111in" fo:line-height="115%"/>
      <style:text-properties style:font-name="Times New Roman" style:font-name-complex="Times New Roman" fo:font-size="12pt" style:font-size-asian="12pt" style:font-size-complex="12pt"/>
    </style:style>
    <style:style style:name="P30" style:parent-style-name="ListParagraph" style:list-style-name="LFO10" style:family="paragraph">
      <style:paragraph-properties fo:margin-top="0in" fo:margin-bottom="0.1111in" fo:line-height="115%"/>
      <style:text-properties style:font-name="Times New Roman" style:font-name-complex="Times New Roman" fo:font-size="12pt" style:font-size-asian="12pt" style:font-size-complex="12pt"/>
    </style:style>
    <style:style style:name="P31" style:parent-style-name="ListParagraph" style:list-style-name="LFO10" style:family="paragraph">
      <style:paragraph-properties fo:margin-top="0in" fo:margin-bottom="0.1111in" fo:line-height="115%"/>
      <style:text-properties style:font-name="Times New Roman" style:font-name-complex="Times New Roman" fo:font-size="12pt" style:font-size-asian="12pt" style:font-size-complex="12pt"/>
    </style:style>
    <style:style style:name="TableColumn33" style:family="table-column">
      <style:table-column-properties style:column-width="1.7187in" style:use-optimal-column-width="false"/>
    </style:style>
    <style:style style:name="TableColumn34" style:family="table-column">
      <style:table-column-properties style:column-width="1.0277in" style:use-optimal-column-width="false"/>
    </style:style>
    <style:style style:name="TableColumn35" style:family="table-column">
      <style:table-column-properties style:column-width="1.0625in" style:use-optimal-column-width="false"/>
    </style:style>
    <style:style style:name="TableColumn36" style:family="table-column">
      <style:table-column-properties style:column-width="1.9375in" style:use-optimal-column-width="false"/>
    </style:style>
    <style:style style:name="TableColumn37" style:family="table-column">
      <style:table-column-properties style:column-width="1.7465in" style:use-optimal-column-width="false"/>
    </style:style>
    <style:style style:name="Table32" style:family="table">
      <style:table-properties style:width="7.493in" fo:margin-left="0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text-properties style:font-name="Times New Roman" style:font-name-complex="Times New Roma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style:font-name="Times New Roman" style:font-name-complex="Times New Roma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style:font-name="Times New Roman" style:font-name-complex="Times New Roman"/>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line-height="200%"/>
      <style:text-properties style:font-name="Times New Roman" style:font-name-complex="Times New Roma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line-height="200%"/>
      <style:text-properties style:font-name="Times New Roman" style:font-name-complex="Times New Roma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line-height="200%"/>
      <style:text-properties style:font-name="Times New Roman" style:font-name-complex="Times New Roma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line-height="200%"/>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fo:font-weight="bold" style:font-weight-asian="bold" style:font-weight-complex="bold"/>
    </style:style>
    <style:style style:name="T56" style:parent-style-name="DefaultParagraphFont" style:family="text">
      <style:text-properties style:font-name="Times New Roman" style:font-name-complex="Times New Roma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line-height="200%"/>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fo:font-weight="bold" style:font-weight-asian="bold" style:font-weight-complex="bold"/>
    </style:style>
    <style:style style:name="T61" style:parent-style-name="DefaultParagraphFont" style:family="text">
      <style:text-properties style:font-name="Times New Roman" style:font-name-complex="Times New Roman"/>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Times New Roman" style:font-name-complex="Times New Roma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style:font-name="Times New Roman" style:font-name-complex="Times New Roma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Times New Roman" style:font-name-complex="Times New Roma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text-properties style:font-name="Times New Roman" style:font-name-complex="Times New Roma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text-properties style:font-name="Times New Roman" style:font-name-complex="Times New Roman"/>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Times New Roman" style:font-name-complex="Times New Roman"/>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text-properties style:font-name="Times New Roman" style:font-name-complex="Times New Roma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text-properties style:font-name="Times New Roman" style:font-name-complex="Times New Roma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Times New Roman" style:font-name-complex="Times New Roma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style:font-name="Times New Roman" style:font-name-complex="Times New Roman"/>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style:font-name="Times New Roman" style:font-name-complex="Times New Roman"/>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style:font-name="Times New Roman" style:font-name-complex="Times New Roma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style:font-name="Times New Roman" style:font-name-complex="Times New Roma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style:font-name="Times New Roman" style:font-name-complex="Times New Roma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style:font-name="Times New Roman" style:font-name-complex="Times New Roman"/>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text-properties style:font-name="Times New Roman" style:font-name-complex="Times New Roma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text-properties style:font-name="Times New Roman" style:font-name-complex="Times New Roma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style:font-name="Times New Roman" style:font-name-complex="Times New Roma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text-properties style:font-name="Times New Roman" style:font-name-complex="Times New Roma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text-properties style:font-name="Times New Roman" style:font-name-complex="Times New Roman"/>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style:font-name="Times New Roman" style:font-name-complex="Times New Roma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text-properties style:font-name="Times New Roman" style:font-name-complex="Times New Roman"/>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text-properties style:font-name="Times New Roman" style:font-name-complex="Times New Roma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text-properties style:font-name="Times New Roman" style:font-name-complex="Times New Roma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Times New Roman" style:font-name-complex="Times New Roman"/>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text-properties style:font-name="Times New Roman" style:font-name-complex="Times New Roma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text-properties style:font-name="Times New Roman" style:font-name-complex="Times New Roma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text-properties style:font-name="Times New Roman" style:font-name-complex="Times New Roma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style:font-name="Times New Roman" style:font-name-complex="Times New Roman"/>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style:font-name="Times New Roman" style:font-name-complex="Times New Roman"/>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font-name="Times New Roman" style:font-name-complex="Times New Roman"/>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font-name="Times New Roman" style:font-name-complex="Times New Roman"/>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Times New Roman" style:font-name-complex="Times New Roma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text-properties style:font-name="Times New Roman" style:font-name-complex="Times New Roman"/>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Times New Roman" style:font-name-complex="Times New Roman"/>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font-name="Times New Roman" style:font-name-complex="Times New Roma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style:font-name="Times New Roman" style:font-name-complex="Times New Roman"/>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text-properties style:font-name="Times New Roman" style:font-name-complex="Times New Roman"/>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text-properties style:font-name="Times New Roman" style:font-name-complex="Times New Roman"/>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Times New Roman" style:font-name-complex="Times New Roman"/>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font-name="Times New Roman" style:font-name-complex="Times New Roman"/>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font-name="Times New Roman" style:font-name-complex="Times New Roma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font-name="Times New Roman" style:font-name-complex="Times New Roma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style:font-name="Times New Roman" style:font-name-complex="Times New Roma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font-name="Times New Roman" style:font-name-complex="Times New Roman"/>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style:font-name="Times New Roman" style:font-name-complex="Times New Roma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style:font-name="Times New Roman" style:font-name-complex="Times New Roma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text-properties style:font-name="Times New Roman" style:font-name-complex="Times New Roma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text-properties style:font-name="Times New Roman" style:font-name-complex="Times New Roma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font-name="Times New Roman" style:font-name-complex="Times New Roman"/>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font-name="Times New Roman" style:font-name-complex="Times New Roman" fo:font-weight="bold" style:font-weight-asian="bold" style:font-weight-complex="bold"/>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font-name="Times New Roman" style:font-name-complex="Times New Roman" fo:font-weight="bold" style:font-weight-asian="bold" style:font-weight-complex="bold"/>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font-name="Times New Roman" style:font-name-complex="Times New Roman" fo:font-weight="bold" style:font-weight-asian="bold" style:font-weight-complex="bold"/>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font-name="Times New Roman" style:font-name-complex="Times New Roman" fo:font-weight="bold" style:font-weight-asian="bold" style:font-weight-complex="bold"/>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Times New Roman" style:font-name-complex="Times New Roman" fo:font-weight="bold" style:font-weight-asian="bold" style:font-weight-complex="bold"/>
    </style:style>
    <style:style style:name="P183" style:parent-style-name="ListParagraph" style:family="paragraph">
      <style:paragraph-properties fo:margin-top="0in" fo:margin-bottom="0.1111in" fo:line-height="115%" fo:margin-left="0.25in">
        <style:tab-stops/>
      </style:paragraph-properties>
      <style:text-properties style:font-name="Times New Roman" style:font-name-complex="Times New Roman" fo:font-size="12pt" style:font-size-asian="12pt" style:font-size-complex="12pt"/>
    </style:style>
    <style:style style:name="P184" style:parent-style-name="ListParagraph" style:list-style-name="LFO10" style:family="paragraph">
      <style:paragraph-properties fo:margin-top="0in" fo:margin-bottom="0.1111in" fo:line-height="115%"/>
      <style:text-properties style:font-name="Times New Roman" style:font-name-complex="Times New Roman" fo:font-size="12pt" style:font-size-asian="12pt" style:font-size-complex="12pt"/>
    </style:style>
    <style:style style:name="P185" style:parent-style-name="Normal" style:family="paragraph">
      <style:text-properties style:font-name="Times New Roman" style:font-name-complex="Times New Roman" fo:font-weight="bold" style:font-weight-asian="bold" style:font-weight-complex="bold" fo:font-size="12pt" style:font-size-asian="12pt" style:font-size-complex="12pt"/>
    </style:style>
  </office:automatic-styles>
  <office:body>
    <office:text text:use-soft-page-breaks="true">
      <text:p text:style-name="P1">Protocol for the<text:s/>consumer<text:s/>treatment (cooking demo + tasting + take-home trial pack)</text:p>
      <text:h text:style-name="Heading2" text:outline-level="2">Before the cooking demonstration<text:s/>(demos)</text:h>
      <text:list text:style-name="LFO9" text:continue-numbering="true">
        <text:list-item>
          <text:p text:style-name="P5">The cooking demonstration and tasting<text:s/>demos<text:s/>will be conducted<text:s/>at<text:s/>cluster/village level (10<text:s/>households per cluster).<text:s/>The<text:s/>demos<text:s/>will be held at a<text:s/>central place pre-selected by the households, e.g Chairperson’s or VHT’s home.<text:s/>The participating households will be invited as couples (two household members that are key decision makers on maize production and consumption activities).</text:p>
        </text:list-item>
        <text:list-item>
          <text:p text:style-name="P6">IFPRI will recruit and train facilitators to live facilitate the<text:s/>demos. Each<text:s/>demo in a<text:s/>cluster will have two facilitators. The cooking ingredients and apparatus will be provided by IFPRI.<text:s/>Only water for cooking and washing hands (about 10liters) will be provided by the villages.</text:p>
        </text:list-item>
        <text:list-item>
          <text:p text:style-name="P7">As a way of creating rapport before the<text:s/>demo, the<text:s/>demo participants will be asked to mention the types of maize varieties commonly grown in their communities. These will be grouped under two headings: local seed varieties (Ensigo Ensoga/ Ensigo Enzaalilwanhwa/Omusoga) and improved seed varieties.</text:p>
        </text:list-item>
        <text:list-item>
          <text:p text:style-name="P8">Before and after the cooking and tasting, the participants will assess/vote for differences in consumption-related attributes of flour and posho from the improved varieties and the local varieties. The assessment/voting will be in terms of color/whiteness of the flour/posho, texture/roughness of the flour/posho, aroma during cooking and eating, ease of cooking, expansion/productivity, and taste. The<text:s/>number of votes will be recorded on a flipchart using the template in Appendix 1 below.</text:p>
        </text:list-item>
        <text:list-item>
          <text:p text:style-name="P9">To reduce the risk of bias during the actual cooking demo and tasting, the variety names will not be revealed to the invited participants until after the cooking and tasting of both varieties is completed. Unique codes will be used to identify the varieties. Code “WP3L” for improved variety (Bazooka) and code “WP3R” for the local variety.</text:p>
        </text:list-item>
      </text:list>
      <text:h text:style-name="Heading2" text:outline-level="2">Actual cooking demo.</text:h>
      <text:list text:style-name="LFO9" text:continue-numbering="true">
        <text:list-item>
          <text:p text:style-name="P10">Each demo will follow a standard procedure.</text:p>
        </text:list-item>
        <text:list-item>
          <text:p text:style-name="P11">We aim to demonstrate using 1kg of flour from each of the varieties.</text:p>
        </text:list-item>
        <text:list-item>
          <text:p text:style-name="P12">Each cooking demo will have one representative to prepare all the posho from both varieties.</text:p>
        </text:list-item>
        <text:list-item>
          <text:p text:style-name="P13">All demos will start by boiling<text:s/>the same amount of water (1 liter) for both varieties.</text:p>
        </text:list-item>
        <text:list-item>
          <text:p text:style-name="P14">Flour will then be added into the boiling water in portions until the desired consistency is achieved. The interest here is to see which variety uses more flour for the same amount of water. The variety that uses less flour has the expansion attribute, and indirectly saves flour.<text:s/>This will be determined by weighing (using a digital scale) the amount of flour<text:s/>before and<text:s/>after mingling both varieties.<text:s/></text:p>
        </text:list-item>
        <text:list-item>
          <text:p text:style-name="P15">The cooking time will be<text:s/>measured until the posho is ready. The interest here is to find out which variety gets ready fast.</text:p>
        </text:list-item>
        <text:list-item>
          <text:p text:style-name="P16">While the chef is mingling the posho, the other study participants will be observers, while paying attention to some of the cooking attributes, e.g aroma, ease of cooking/mingling, etc. Facilitators will, as much as possible, make sure participants<text:s/>pay attention, men in particular!</text:p>
        </text:list-item>
        <text:list-item>
          <text:p text:style-name="P17">Once ready, the posho from the two varieties will be served on two separate trays, and named L and R. Also, the plates that will be<text:s/>used to serve portions for tasting will be labeled L and R. In all the cooking demos, L will represent improved varieties/Bazooka, and R will be for the local varieties.</text:p>
        </text:list-item>
        <text:list-item>
          <text:p text:style-name="P18">Before the tasting, the chef and the observers will be invited to assess/vote the two<text:s/>varieties in terms of ease of cooking, aroma<text:s/>while cooking, appearance/color of the posho and the amount of flour left for each variety.</text:p>
        </text:list-item>
      </text:list>
      <text:h text:style-name="Heading2" text:outline-level="2">Tasting:</text:h>
      <text:list text:style-name="LFO9" text:continue-numbering="true">
        <text:list-item>
          <text:p text:style-name="P19">Without knowing the types/names of the varieties, all the cooking demo participants will be given the opportunity to taste<text:s/>the posho from both varieties.<text:s/></text:p>
        </text:list-item>
        <text:list-item>
          <text:p text:style-name="P20">They will be provided with water to rinse the mouth before each tasting.<text:s/></text:p>
        </text:list-item>
        <text:list-item>
          <text:p text:style-name="P21">After<text:s/>tasting<text:s/>both varieties, they will be asked to assess/vote the posho in terms of texture, aroma and taste.<text:s/>Based on their assessment of the cooking and taste related attributes (color, expansion, taste, texture, aroma, etc), the<text:s/>participants will<text:s/>be asked to name/guess which variety is local or improved before the facilitators reveal the names.<text:s/></text:p>
        </text:list-item>
        <text:list-item>
          <text:p text:style-name="P22">A take-home trial pack of 2kgs of Bazooka will be given to the participants.</text:p>
        </text:list-item>
      </text:list>
      <text:soft-page-break/>
      <text:p text:style-name="P23">Appendix 1: Template to use during the cooking and tasting demonstration</text:p>
      <text:p text:style-name="P27"/>
      <text:p text:style-name="P28">Village___________________________ S/county_______________________<text:s/>District_________________</text:p>
      <text:list text:style-name="LFO10" text:continue-numbering="true">
        <text:list-item>
          <text:p text:style-name="P29">Maize varieties commonly grown in the village (Group these as local or improved).</text:p>
        </text:list-item>
        <text:list-item>
          <text:p text:style-name="P30">By show of hands, who grows improved maize varieties for consumption, or who thinks improved varieties are good for consumption? _____________________</text:p>
        </text:list-item>
        <text:list-item>
          <text:p text:style-name="P31">Assessing/voting the consumption-related attributes</text:p>
        </text:list-item>
      </text:list>
      <table:table table:style-name="Table32">
        <table:table-columns>
          <table:table-column table:style-name="TableColumn33"/>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
          </table:table-cell>
          <table:table-cell table:style-name="TableCell41" table:number-columns-spanned="2">
            <text:p text:style-name="P42">Ex-ante number of votes for each variety type:</text:p>
          </table:table-cell>
          <table:covered-table-cell/>
          <table:table-cell table:style-name="TableCell43" table:number-columns-spanned="2">
            <text:p text:style-name="P44">Ex-post number of votes for:</text:p>
          </table:table-cell>
          <table:covered-table-cell/>
        </table:table-row>
        <table:table-row table:style-name="TableRow45">
          <table:table-cell table:style-name="TableCell46">
            <text:p text:style-name="P47"/>
          </table:table-cell>
          <table:table-cell table:style-name="TableCell48">
            <text:p text:style-name="P49">…………….</text:p>
          </table:table-cell>
          <table:table-cell table:style-name="TableCell50">
            <text:p text:style-name="P51">……………...</text:p>
          </table:table-cell>
          <table:table-cell table:style-name="TableCell52">
            <text:p text:style-name="P53"><text:span text:style-name="T54">Variety</text:span><text:span text:style-name="T55"><text:s/>L</text:span><text:span text:style-name="T56">….……………….</text:span></text:p>
          </table:table-cell>
          <table:table-cell table:style-name="TableCell57">
            <text:p text:style-name="P58"><text:span text:style-name="T59">Variety</text:span><text:span text:style-name="T60"><text:s/>R</text:span><text:span text:style-name="T61">…..……………</text:span></text:p>
          </table:table-cell>
        </table:table-row>
        <table:table-row table:style-name="TableRow62">
          <table:table-cell table:style-name="TableCell63">
            <text:p text:style-name="P64">Color/whiteness of the flour/posho</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Easy of cooking (lumps get our easily)</text:p>
          </table:table-cell>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row>
        <table:table-row table:style-name="TableRow84">
          <table:table-cell table:style-name="TableCell85">
            <text:p text:style-name="P86">Short time to cook</text:p>
          </table:table-cell>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Expansion of the flour</text:p>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Aroma when cooking</text:p>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Aroma when eating</text:p>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Taste of the posho</text:p>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Texture in the mouth (most prefer the non-sticky, less rough texture)</text:p>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Other attribute: _______</text:p>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Other attribute: _______</text:p>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Total votes</text:p>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row>
      </table:table>
      <text:p text:style-name="P183"/>
      <text:list text:style-name="LFO10" text:continue-numbering="true">
        <text:list-item>
          <text:p text:style-name="P184">Now that you have tasted this improved maize variety, who<text:s/>plans to grow it<text:s/>for consumption<text:s/>next season?____</text:p>
        </text:list-item>
      </text:list>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fo:margin-top="0.0833in" fo:margin-bottom="0.0833in"/>
      <style:text-properties style:font-name-complex="Calibri" fo:hyphenate="false"/>
    </style:style>
    <style:style style:name="DefaultParagraphFont" style:display-name="Default Paragraph Font" style:family="text"/>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style:text-properties style:font-name="Arial" style:font-name-asian="Arial" style:font-name-complex="Arial" fo:color="#000000" fo:font-size="12pt" style:font-size-asian="12pt" style:font-size-complex="12pt" fo:hyphenate="false"/>
    </style:style>
    <style:style style:name="NoSpacing" style:display-name="No Spacing" style:family="paragraph" style:auto-update="true">
      <style:paragraph-properties fo:text-align="center" fo:margin-bottom="0in"/>
      <style:text-properties style:font-name-complex="Calibri" fo:font-weight="bold" style:font-weight-asian="bold" fo:color="#385623"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Normal">
      <style:paragraph-properties fo:margin-top="0in" fo:margin-bottom="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top="0in" fo:margin-bottom="0in">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Char" style:display-name="Header Char" style:family="text" style:parent-style-name="DefaultParagraphFont">
      <style:text-properties style:font-name="Calibri" style:font-name-asian="Calibri" style:font-name-complex="Calibri"/>
    </style:style>
    <style:style style:name="FooterChar" style:display-name="Footer Char" style:family="text" style:parent-style-name="DefaultParagraphFont">
      <style:text-properties style:font-name="Calibri" style:font-name-asian="Calibri" style:font-name-complex="Calibri"/>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style:text-properties fo:font-weight="bold" style:font-weight-asian="bold" style:font-weight-complex="bold" fo:font-style="italic" style:font-style-asian="italic" style:font-style-complex="italic"/>
    </style:style>
    <style:style style:name="P3" style:parent-style-name="Header" style:family="paragraph">
      <style:paragraph-properties fo:text-align="start"/>
      <style:text-properties fo:font-weight="bold" style:font-weight-asian="bold" style:font-weight-complex="bold" fo:font-style="italic" style:font-style-asian="italic" style:font-style-complex="italic"/>
    </style:style>
    <style:style style:name="P4" style:parent-style-name="Footer" style:family="paragraph">
      <style:paragraph-properties fo:text-align="center"/>
    </style:style>
    <style:page-layout style:name="PL1">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4" style:parent-style-name="Header"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Header"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Footer" style:family="paragraph">
      <style:paragraph-properties fo:text-align="center"/>
    </style:style>
  </office:automatic-styles>
  <office:master-styles>
    <style:master-page style:name="MP0" style:page-layout-name="PL0">
      <style:header>
        <text:p text:style-name="P2">Increasing Adoption and Varietal Turnover of Seed: Consumer and Producer Side Interventions</text:p>
        <text:p text:style-name="P3"/>
      </style:header>
      <style:footer>
        <text:p text:style-name="P4"><text:page-number text:fixed="false">2</text:page-number></text:p>
        <text:p text:style-name="Footer"/>
      </style:footer>
    </style:master-page>
    <style:master-page style:name="MP1" style:page-layout-name="PL1">
      <style:header>
        <text:p text:style-name="P24">Increasing Adoption and Varietal Turnover of Seed: Consumer and Producer Side Interventions</text:p>
        <text:p text:style-name="P25"/>
      </style:header>
      <style:footer>
        <text:p text:style-name="P26"><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to, Edward (IFPRI-Kampala)</meta:initial-creator>
    <dc:creator>Nabwire, Leocardia (IFPRI-Kampala)</dc:creator>
    <meta:creation-date>2023-06-05T13:07:00Z</meta:creation-date>
    <dc:date>2023-06-29T05:53:00Z</dc:date>
    <meta:template xlink:href="Normal.dotm" xlink:type="simple"/>
    <meta:editing-cycles>8</meta:editing-cycles>
    <meta:editing-duration>PT6180S</meta:editing-duration>
    <meta:document-statistic meta:page-count="3" meta:paragraph-count="10" meta:word-count="789" meta:character-count="5278" meta:row-count="37" meta:non-whitespace-character-count="4499"/>
  </office:meta>
</office:document-meta>
</file>